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243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map style:condition="of:cell-content()&gt;MAX([.B2:.B18])*0.8" style:apply-style-name="cf1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ФИО</text:p>
          </table:table-cell>
          <table:table-cell office:value-type="string" table:style-name="ce2">
            <text:p>Общая сумма</text:p>
          </table:table-cell>
          <table:table-cell office:value-type="string" table:style-name="ce2">
            <text:p>Сообщения</text:p>
          </table:table-cell>
          <table:table-cell office:value-type="string" table:style-name="ce2">
            <text:p>Тесты</text:p>
          </table:table-cell>
          <table:table-cell office:value-type="string" table:style-name="ce2">
            <text:p>Лабы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Анисова Наталья</text:p>
          </table:table-cell>
          <table:table-cell office:value-type="float" office:value="12.6" table:formula="of:=SUM([.C2:.E2])*1.4" table:style-name="ce4">
            <text:p>12,6</text:p>
          </table:table-cell>
          <table:table-cell office:value-type="float" office:value="0" table:formula="of:=[Сообщения.B2]" table:style-name="ce2">
            <text:p>0</text:p>
          </table:table-cell>
          <table:table-cell office:value-type="float" office:value="9" table:formula="of:=[Тесты.B2]" table:style-name="ce2">
            <text:p>9</text:p>
          </table:table-cell>
          <table:table-cell office:value-type="float" office:value="0" table:formula="of:=[Лабы.B2]" table:style-name="ce2">
            <text:p>0</text:p>
          </table:table-cell>
          <table:table-cell table:style-name="ce2"/>
          <table:table-cell office:value-type="string" table:style-name="ce2">
            <text:p>Граница автомата &gt;</text:p>
          </table:table-cell>
          <table:table-cell office:value-type="float" office:value="50.400000000000006" table:formula="of:=MAX([.$B$2:.$B$50])*0.8" table:style-name="ce2">
            <text:p>50,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Афанасьев Глеб</text:p>
          </table:table-cell>
          <table:table-cell office:value-type="float" office:value="0" table:formula="of:=SUM([.C3:.E3])" table:style-name="ce4">
            <text:p>0</text:p>
          </table:table-cell>
          <table:table-cell office:value-type="float" office:value="0" table:formula="of:=[Сообщения.B3]" table:style-name="ce2">
            <text:p>0</text:p>
          </table:table-cell>
          <table:table-cell office:value-type="float" office:value="0" table:formula="of:=[Тесты.B3]" table:style-name="ce2">
            <text:p>0</text:p>
          </table:table-cell>
          <table:table-cell office:value-type="float" office:value="0" table:formula="of:=[Лабы.B3]" table:style-name="ce2">
            <text:p>0</text:p>
          </table:table-cell>
          <table:table-cell table:style-name="ce2"/>
          <table:table-cell office:value-type="string" table:style-name="ce2">
            <text:p>Граница полуавтомата &gt;</text:p>
          </table:table-cell>
          <table:table-cell office:value-type="float" office:value="37.799999999999997" table:formula="of:=MAX([.$B$2:.$B$50])*0.6" table:style-name="ce2">
            <text:p>37,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Баконин Андрей</text:p>
          </table:table-cell>
          <table:table-cell office:value-type="float" office:value="0" table:formula="of:=SUM([.C4:.E4])" table:style-name="ce4">
            <text:p>0</text:p>
          </table:table-cell>
          <table:table-cell office:value-type="float" office:value="0" table:formula="of:=[Сообщения.B4]" table:style-name="ce2">
            <text:p>0</text:p>
          </table:table-cell>
          <table:table-cell office:value-type="float" office:value="0" table:formula="of:=[Тесты.B4]" table:style-name="ce2">
            <text:p>0</text:p>
          </table:table-cell>
          <table:table-cell office:value-type="float" office:value="0" table:formula="of:=[Лабы.B4]" table:style-name="ce2">
            <text:p>0</text:p>
          </table:table-cell>
          <table:table-cell table:style-name="ce2"/>
          <table:table-cell office:value-type="string" table:style-name="ce2">
            <text:p>Граница допуска &lt;</text:p>
          </table:table-cell>
          <table:table-cell office:value-type="float" office:value="12.600000000000001" table:formula="of:=MAX([.$B$2:.$B$50])*0.2" table:style-name="ce2">
            <text:p>12,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<text:span text:style-name="T1">Береговой<text:s/></text:span>Данил</text:p>
          </table:table-cell>
          <table:table-cell office:value-type="float" office:value="51.699999999999996" table:formula="of:=SUM([.C5:.E5])" table:style-name="ce4">
            <text:p>51,7</text:p>
          </table:table-cell>
          <table:table-cell office:value-type="float" office:value="35.699999999999996" table:formula="of:=[Сообщения.B5]" table:style-name="ce2">
            <text:p>35,7</text:p>
          </table:table-cell>
          <table:table-cell office:value-type="float" office:value="16" table:formula="of:=[Тесты.B5]" table:style-name="ce2">
            <text:p>16</text:p>
          </table:table-cell>
          <table:table-cell office:value-type="float" office:value="0" table:formula="of:=[Лабы.B5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Витковская Софья</text:p>
          </table:table-cell>
          <table:table-cell office:value-type="float" office:value="11" table:formula="of:=SUM([.C6:.E6])" table:style-name="ce4">
            <text:p>11</text:p>
          </table:table-cell>
          <table:table-cell office:value-type="float" office:value="0" table:formula="of:=[Сообщения.B6]" table:style-name="ce2">
            <text:p>0</text:p>
          </table:table-cell>
          <table:table-cell office:value-type="float" office:value="11" table:formula="of:=[Тесты.B6]" table:style-name="ce2">
            <text:p>11</text:p>
          </table:table-cell>
          <table:table-cell office:value-type="float" office:value="0" table:formula="of:=[Лабы.B6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Гетте Кирилл</text:p>
          </table:table-cell>
          <table:table-cell office:value-type="float" office:value="0" table:formula="of:=SUM([.C7:.E7])" table:style-name="ce4">
            <text:p>0</text:p>
          </table:table-cell>
          <table:table-cell office:value-type="float" office:value="0" table:formula="of:=[Сообщения.B7]" table:style-name="ce2">
            <text:p>0</text:p>
          </table:table-cell>
          <table:table-cell office:value-type="float" office:value="0" table:formula="of:=[Тесты.B7]" table:style-name="ce2">
            <text:p>0</text:p>
          </table:table-cell>
          <table:table-cell office:value-type="float" office:value="0" table:formula="of:=[Лабы.B7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Ивашкевич Кирилл</text:p>
          </table:table-cell>
          <table:table-cell office:value-type="float" office:value="63" table:formula="of:=SUM([.C8:.E8])" table:style-name="ce4">
            <text:p>63</text:p>
          </table:table-cell>
          <table:table-cell office:value-type="float" office:value="51" table:formula="of:=[Сообщения.B8]" table:style-name="ce2">
            <text:p>51</text:p>
          </table:table-cell>
          <table:table-cell office:value-type="float" office:value="12" table:formula="of:=[Тесты.B8]" table:style-name="ce2">
            <text:p>12</text:p>
          </table:table-cell>
          <table:table-cell office:value-type="float" office:value="0" table:formula="of:=[Лабы.B8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Колиева Ульяна</text:p>
          </table:table-cell>
          <table:table-cell office:value-type="float" office:value="14" table:formula="of:=SUM([.C9:.E9])" table:style-name="ce4">
            <text:p>14</text:p>
          </table:table-cell>
          <table:table-cell office:value-type="float" office:value="0" table:formula="of:=[Сообщения.B9]" table:style-name="ce2">
            <text:p>0</text:p>
          </table:table-cell>
          <table:table-cell office:value-type="float" office:value="14" table:formula="of:=[Тесты.B9]" table:style-name="ce2">
            <text:p>14</text:p>
          </table:table-cell>
          <table:table-cell office:value-type="float" office:value="0" table:formula="of:=[Лабы.B9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Ломоносов Артем</text:p>
          </table:table-cell>
          <table:table-cell office:value-type="float" office:value="0" table:formula="of:=SUM([.C10:.E10])" table:style-name="ce4">
            <text:p>0</text:p>
          </table:table-cell>
          <table:table-cell office:value-type="float" office:value="0" table:formula="of:=[Сообщения.B10]" table:style-name="ce2">
            <text:p>0</text:p>
          </table:table-cell>
          <table:table-cell office:value-type="float" office:value="0" table:formula="of:=[Тесты.B10]" table:style-name="ce2">
            <text:p>0</text:p>
          </table:table-cell>
          <table:table-cell office:value-type="float" office:value="0" table:formula="of:=[Лабы.B10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Маликова Алена</text:p>
          </table:table-cell>
          <table:table-cell office:value-type="float" office:value="0" table:formula="of:=SUM([.C11:.E11])" table:style-name="ce4">
            <text:p>0</text:p>
          </table:table-cell>
          <table:table-cell office:value-type="float" office:value="0" table:formula="of:=[Сообщения.B11]" table:style-name="ce2">
            <text:p>0</text:p>
          </table:table-cell>
          <table:table-cell office:value-type="float" office:value="0" table:formula="of:=[Тесты.B11]" table:style-name="ce2">
            <text:p>0</text:p>
          </table:table-cell>
          <table:table-cell office:value-type="float" office:value="0" table:formula="of:=[Лабы.B11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Михеев Григорий</text:p>
          </table:table-cell>
          <table:table-cell office:value-type="float" office:value="0" table:formula="of:=SUM([.C12:.E12])" table:style-name="ce4">
            <text:p>0</text:p>
          </table:table-cell>
          <table:table-cell office:value-type="float" office:value="0" table:formula="of:=[Сообщения.B12]" table:style-name="ce2">
            <text:p>0</text:p>
          </table:table-cell>
          <table:table-cell office:value-type="float" office:value="0" table:formula="of:=[Тесты.B12]" table:style-name="ce2">
            <text:p>0</text:p>
          </table:table-cell>
          <table:table-cell office:value-type="float" office:value="0" table:formula="of:=[Лабы.B12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Николаев Тимур</text:p>
          </table:table-cell>
          <table:table-cell office:value-type="float" office:value="39.950000000000003" table:formula="of:=SUM([.C13:.E13])" table:style-name="ce4">
            <text:p>39,95</text:p>
          </table:table-cell>
          <table:table-cell office:value-type="float" office:value="0" table:formula="of:=[Сообщения.B13]" table:style-name="ce2">
            <text:p>0</text:p>
          </table:table-cell>
          <table:table-cell office:value-type="float" office:value="17" table:formula="of:=[Тесты.B13]" table:style-name="ce2">
            <text:p>17</text:p>
          </table:table-cell>
          <table:table-cell office:value-type="float" office:value="22.95" table:formula="of:=[Лабы.B13]" table:style-name="ce2">
            <text:p>22,95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Ничков Георгий</text:p>
          </table:table-cell>
          <table:table-cell office:value-type="float" office:value="32.950000000000003" table:formula="of:=SUM([.C14:.E14])" table:style-name="ce4">
            <text:p>32,95</text:p>
          </table:table-cell>
          <table:table-cell office:value-type="float" office:value="0" table:formula="of:=[Сообщения.B14]" table:style-name="ce2">
            <text:p>0</text:p>
          </table:table-cell>
          <table:table-cell office:value-type="float" office:value="10" table:formula="of:=[Тесты.B14]" table:style-name="ce2">
            <text:p>10</text:p>
          </table:table-cell>
          <table:table-cell office:value-type="float" office:value="22.95" table:formula="of:=[Лабы.B14]" table:style-name="ce2">
            <text:p>22,95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Поздняков Дмитрий</text:p>
          </table:table-cell>
          <table:table-cell office:value-type="float" office:value="0" table:formula="of:=SUM([.C15:.E15])" table:style-name="ce4">
            <text:p>0</text:p>
          </table:table-cell>
          <table:table-cell office:value-type="float" office:value="0" table:formula="of:=[Сообщения.B15]" table:style-name="ce2">
            <text:p>0</text:p>
          </table:table-cell>
          <table:table-cell office:value-type="float" office:value="0" table:formula="of:=[Тесты.B15]" table:style-name="ce2">
            <text:p>0</text:p>
          </table:table-cell>
          <table:table-cell office:value-type="float" office:value="0" table:formula="of:=[Лабы.B15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Попов Максим</text:p>
          </table:table-cell>
          <table:table-cell office:value-type="float" office:value="13" table:formula="of:=SUM([.C16:.E16])" table:style-name="ce4">
            <text:p>13</text:p>
          </table:table-cell>
          <table:table-cell office:value-type="float" office:value="0" table:formula="of:=[Сообщения.B16]" table:style-name="ce2">
            <text:p>0</text:p>
          </table:table-cell>
          <table:table-cell office:value-type="float" office:value="13" table:formula="of:=[Тесты.B16]" table:style-name="ce2">
            <text:p>13</text:p>
          </table:table-cell>
          <table:table-cell office:value-type="float" office:value="0" table:formula="of:=[Лабы.B16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Рудко Владислав</text:p>
          </table:table-cell>
          <table:table-cell office:value-type="float" office:value="15" table:formula="of:=SUM([.C17:.E17])" table:style-name="ce4">
            <text:p>15</text:p>
          </table:table-cell>
          <table:table-cell office:value-type="float" office:value="0" table:formula="of:=[Сообщения.B17]" table:style-name="ce2">
            <text:p>0</text:p>
          </table:table-cell>
          <table:table-cell office:value-type="float" office:value="15" table:formula="of:=[Тесты.B17]" table:style-name="ce2">
            <text:p>15</text:p>
          </table:table-cell>
          <table:table-cell office:value-type="float" office:value="0" table:formula="of:=[Лабы.B17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Токмаков Лев</text:p>
          </table:table-cell>
          <table:table-cell office:value-type="float" office:value="0" table:formula="of:=SUM([.C18:.E18])" table:style-name="ce4">
            <text:p>0</text:p>
          </table:table-cell>
          <table:table-cell office:value-type="float" office:value="0" table:formula="of:=[Сообщения.B18]" table:style-name="ce2">
            <text:p>0</text:p>
          </table:table-cell>
          <table:table-cell office:value-type="float" office:value="0" table:formula="of:=[Тесты.B18]" table:style-name="ce2">
            <text:p>0</text:p>
          </table:table-cell>
          <table:table-cell office:value-type="float" office:value="0" table:formula="of:=[Лабы.B18]" table:style-name="ce2">
            <text:p>0</text:p>
          </table:table-cell>
          <table:table-cell table:number-columns-repeated="3" table:style-name="ce2"/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2">
            <text:p>ФИО</text:p>
          </table:table-cell>
          <table:table-cell office:value-type="string" table:style-name="ce2">
            <text:p>Сумма тесты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office:value-type="string" table:style-name="ce2">
            <text:p>Анисова Наталья</text:p>
          </table:table-cell>
          <table:table-cell office:value-type="float" office:value="9" table:formula="of:=SUMPRODUCT(([.C2:.Z2]&lt;&gt;&quot;&quot;)*(COUNTA([.$A$2:.$A$50]) - [.C2:.Z2] + 1))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Афанасьев Глеб</text:p>
          </table:table-cell>
          <table:table-cell office:value-type="float" office:value="0" table:formula="of:=SUMPRODUCT(([.C3:.Z3]&lt;&gt;&quot;&quot;)*(COUNTA([.$A$2:.$A$50]) - [.C3:.Z3] + 1))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<text:span text:style-name="T1">Береговой<text:s/></text:span>Данил</text:p>
          </table:table-cell>
          <table:table-cell office:value-type="float" office:value="16" table:formula="of:=SUMPRODUCT(([.C5:.Z5]&lt;&gt;&quot;&quot;)*(COUNTA([.$A$2:.$A$50]) - [.C5:.Z5] + 1))" table:style-name="ce2">
            <text:p>16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Витковская Софья</text:p>
          </table:table-cell>
          <table:table-cell office:value-type="float" office:value="11" table:formula="of:=SUMPRODUCT(([.C6:.Z6]&lt;&gt;&quot;&quot;)*(COUNTA([.$A$2:.$A$50]) - [.C6:.Z6] + 1))" table:style-name="ce2">
            <text:p>11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Гетте Кирилл</text:p>
          </table:table-cell>
          <table:table-cell office:value-type="float" office:value="0" table:formula="of:=SUMPRODUCT(([.C7:.Z7]&lt;&gt;&quot;&quot;)*(COUNTA([.$A$2:.$A$50]) - [.C7:.Z7] + 1))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Ивашкевич Кирилл</text:p>
          </table:table-cell>
          <table:table-cell office:value-type="float" office:value="12" table:formula="of:=SUMPRODUCT(([.C8:.Z8]&lt;&gt;&quot;&quot;)*(COUNTA([.$A$2:.$A$50]) - [.C8:.Z8] + 1))" table:style-name="ce2">
            <text:p>12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Колиева Ульяна</text:p>
          </table:table-cell>
          <table:table-cell office:value-type="float" office:value="14" table:formula="of:=SUMPRODUCT(([.C9:.Z9]&lt;&gt;&quot;&quot;)*(COUNTA([.$A$2:.$A$50]) - [.C9:.Z9] + 1))" table:style-name="ce2">
            <text:p>14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Ломоносов Артем</text:p>
          </table:table-cell>
          <table:table-cell office:value-type="float" office:value="0" table:formula="of:=SUMPRODUCT(([.C10:.Z10]&lt;&gt;&quot;&quot;)*(COUNTA([.$A$2:.$A$50]) - [.C10:.Z10] + 1))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Михеев Григорий</text:p>
          </table:table-cell>
          <table:table-cell office:value-type="float" office:value="0" table:formula="of:=SUMPRODUCT(([.C12:.Z12]&lt;&gt;&quot;&quot;)*(COUNTA([.$A$2:.$A$50]) - [.C12:.Z12] + 1))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Николаев Тимур</text:p>
          </table:table-cell>
          <table:table-cell office:value-type="float" office:value="17" table:formula="of:=SUMPRODUCT(([.C13:.Z13]&lt;&gt;&quot;&quot;)*(COUNTA([.$A$2:.$A$50]) - [.C13:.Z13] + 1))" table:style-name="ce2">
            <text:p>17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Ничков Георгий</text:p>
          </table:table-cell>
          <table:table-cell office:value-type="float" office:value="10" table:formula="of:=SUMPRODUCT(([.C14:.Z14]&lt;&gt;&quot;&quot;)*(COUNTA([.$A$2:.$A$50]) - [.C14:.Z14] + 1))" table:style-name="ce2">
            <text:p>10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Поздняков Дмитрий</text:p>
          </table:table-cell>
          <table:table-cell office:value-type="float" office:value="0" table:formula="of:=SUMPRODUCT(([.C15:.Z15]&lt;&gt;&quot;&quot;)*(COUNTA([.$A$2:.$A$50]) - [.C15:.Z15] + 1))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Попов Максим</text:p>
          </table:table-cell>
          <table:table-cell office:value-type="float" office:value="13" table:formula="of:=SUMPRODUCT(([.C16:.Z16]&lt;&gt;&quot;&quot;)*(COUNTA([.$A$2:.$A$50]) - [.C16:.Z16] + 1))" table:style-name="ce2">
            <text:p>13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Рудко Владислав</text:p>
          </table:table-cell>
          <table:table-cell office:value-type="float" office:value="15" table:formula="of:=SUMPRODUCT(([.C17:.Z17]&lt;&gt;&quot;&quot;)*(COUNTA([.$A$2:.$A$50]) - [.C17:.Z17] + 1))" table:style-name="ce2">
            <text:p>15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number-rows-repeated="1048558" table:style-name="ro1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2">
            <text:p>ФИО</text:p>
          </table:table-cell>
          <table:table-cell office:value-type="string" table:style-name="ce2">
            <text:p>Сумма сообщения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office:value-type="string" table:style-name="ce2">
            <text:p>Анисова Наталья</text:p>
          </table:table-cell>
          <table:table-cell office:value-type="float" office:value="0" table:formula="of:=(SUM([.C2:.E2])*COUNTA([.$A$2:.$A$50])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Афанасьев Глеб</text:p>
          </table:table-cell>
          <table:table-cell office:value-type="float" office:value="0" table:formula="of:=SUM([.C3:.E3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Баконин Андрей</text:p>
          </table:table-cell>
          <table:table-cell office:value-type="float" office:value="0" table:formula="of:=SUM([.C4:.E4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<text:span text:style-name="T1">Береговой<text:s/></text:span>Данил</text:p>
          </table:table-cell>
          <table:table-cell office:value-type="float" office:value="35.699999999999996" table:formula="of:=SUM([.C5:.E5])*COUNTA([.$A$2:.$A$50])*0.6" table:style-name="ce2">
            <text:p>35,7</text:p>
          </table:table-cell>
          <table:table-cell table:style-name="ce2"/>
          <table:table-cell office:value-type="float" office:value="3.5" table:style-name="ce2">
            <text:p>3,5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office:value-type="string" table:style-name="ce2">
            <text:p>Витковская Софья</text:p>
          </table:table-cell>
          <table:table-cell office:value-type="float" office:value="0" table:formula="of:=SUM([.C6:.E6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Гетте Кирилл</text:p>
          </table:table-cell>
          <table:table-cell office:value-type="float" office:value="0" table:formula="of:=SUM([.C7:.E7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Ивашкевич Кирилл</text:p>
          </table:table-cell>
          <table:table-cell office:value-type="float" office:value="51" table:formula="of:=SUM([.C8:.E8])*COUNTA([.$A$2:.$A$50])*0.6" table:style-name="ce2">
            <text:p>51</text:p>
          </table:table-cell>
          <table:table-cell office:value-type="float" office:value="5" table:style-name="ce2">
            <text:p>5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2">
            <text:p>Колиева Ульяна</text:p>
          </table:table-cell>
          <table:table-cell office:value-type="float" office:value="0" table:formula="of:=SUM([.C9:.E9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Ломоносов Артем</text:p>
          </table:table-cell>
          <table:table-cell office:value-type="float" office:value="0" table:formula="of:=SUM([.C10:.E10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Маликова Алена</text:p>
          </table:table-cell>
          <table:table-cell office:value-type="float" office:value="0" table:formula="of:=SUM([.C11:.E11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Михеев Григорий</text:p>
          </table:table-cell>
          <table:table-cell office:value-type="float" office:value="0" table:formula="of:=SUM([.C12:.E12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Николаев Тимур</text:p>
          </table:table-cell>
          <table:table-cell office:value-type="float" office:value="0" table:formula="of:=SUM([.C13:.E13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Ничков Георгий</text:p>
          </table:table-cell>
          <table:table-cell office:value-type="float" office:value="0" table:formula="of:=SUM([.C14:.E14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Поздняков Дмитрий</text:p>
          </table:table-cell>
          <table:table-cell office:value-type="float" office:value="0" table:formula="of:=SUM([.C15:.E15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Попов Максим</text:p>
          </table:table-cell>
          <table:table-cell office:value-type="float" office:value="0" table:formula="of:=SUM([.C16:.E16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Рудко Владислав</text:p>
          </table:table-cell>
          <table:table-cell office:value-type="float" office:value="0" table:formula="of:=SUM([.C17:.E17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Токмаков Лев</text:p>
          </table:table-cell>
          <table:table-cell office:value-type="float" office:value="0" table:formula="of:=SUM([.C18:.E18])*COUNTA([.$A$2:.$A$50])*0.6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number-rows-repeated="1048558" table:style-name="ro1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2">
            <text:p>ФИО</text:p>
          </table:table-cell>
          <table:table-cell office:value-type="string" table:style-name="ce2">
            <text:p>Сумма тесты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office:value-type="string" table:style-name="ce2">
            <text:p>Анисова Наталья</text:p>
          </table:table-cell>
          <table:table-cell office:value-type="float" office:value="0" table:formula="of:=SUM([.C2:.E2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Афанасьев Глеб</text:p>
          </table:table-cell>
          <table:table-cell office:value-type="float" office:value="0" table:formula="of:=SUM([.C3:.E3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Баконин Андрей</text:p>
          </table:table-cell>
          <table:table-cell office:value-type="float" office:value="0" table:formula="of:=SUM([.C4:.E4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<text:span text:style-name="T1">Береговой<text:s/></text:span>Данил</text:p>
          </table:table-cell>
          <table:table-cell office:value-type="float" office:value="0" table:formula="of:=SUM([.C5:.E5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Витковская Софья</text:p>
          </table:table-cell>
          <table:table-cell office:value-type="float" office:value="0" table:formula="of:=SUM([.C6:.E6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Гетте Кирилл</text:p>
          </table:table-cell>
          <table:table-cell office:value-type="float" office:value="0" table:formula="of:=SUM([.C7:.E7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Ивашкевич Кирилл</text:p>
          </table:table-cell>
          <table:table-cell office:value-type="float" office:value="0" table:formula="of:=SUM([.C8:.E8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Колиева Ульяна</text:p>
          </table:table-cell>
          <table:table-cell office:value-type="float" office:value="0" table:formula="of:=SUM([.C9:.E9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Ломоносов Артем</text:p>
          </table:table-cell>
          <table:table-cell office:value-type="float" office:value="0" table:formula="of:=SUM([.C10:.E10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Маликова Алена</text:p>
          </table:table-cell>
          <table:table-cell office:value-type="float" office:value="0" table:formula="of:=SUM([.C11:.E11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Михеев Григорий</text:p>
          </table:table-cell>
          <table:table-cell office:value-type="float" office:value="0" table:formula="of:=SUM([.C12:.E12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Николаев Тимур</text:p>
          </table:table-cell>
          <table:table-cell office:value-type="float" office:value="22.95" table:formula="of:=SUM([.C13:.E13])*COUNTA([.$A$2:.$A$50])*0.3" table:style-name="ce2">
            <text:p>22,95</text:p>
          </table:table-cell>
          <table:table-cell office:value-type="float" office:value="4.5" table:style-name="ce2">
            <text:p>4,5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2">
            <text:p>Ничков Георгий</text:p>
          </table:table-cell>
          <table:table-cell office:value-type="float" office:value="22.95" table:formula="of:=SUM([.C14:.E14])*COUNTA([.$A$2:.$A$50])*0.3" table:style-name="ce2">
            <text:p>22,95</text:p>
          </table:table-cell>
          <table:table-cell office:value-type="float" office:value="4.5" table:style-name="ce2">
            <text:p>4,5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2">
            <text:p>Поздняков Дмитрий</text:p>
          </table:table-cell>
          <table:table-cell office:value-type="float" office:value="0" table:formula="of:=SUM([.C15:.E15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Попов Максим</text:p>
          </table:table-cell>
          <table:table-cell office:value-type="float" office:value="0" table:formula="of:=SUM([.C16:.E16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Рудко Владислав</text:p>
          </table:table-cell>
          <table:table-cell office:value-type="float" office:value="0" table:formula="of:=SUM([.C17:.E17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Токмаков Лев</text:p>
          </table:table-cell>
          <table:table-cell office:value-type="float" office:value="0" table:formula="of:=SUM([.C18:.E18])*COUNTA([.$A$2:.$A$50])*0.3" table:style-name="ce2">
            <text:p>0</text:p>
          </table:table-cell>
          <table:table-cell table:number-columns-repeated="24" table:style-name="ce2"/>
          <table:table-cell table:number-columns-repeated="16358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E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Default" style:family="table-cell" style:data-style-name="N0"/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f1" style:family="table-cell">
      <style:table-cell-properties fo:background-color="#81D41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Анисова Наташа</dc:creator>
    <meta:creation-date>2024-10-22T21:18:19Z</meta:creation-date>
    <dc:date>2024-10-24T16:12:42Z</dc:date>
    <meta:editing-cycles>5</meta:editing-cycles>
    <meta:editing-duration>PT759S</meta:editing-duration>
  </office:meta>
</office:document-meta>
</file>